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Exec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SHExec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SHExec.set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setCommandResourc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SSH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setInputProperty( String inpu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setInput( Fil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writeToFile( String from , boolean append , File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SHExec.setOutpu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Exec.executeCommand( Session session , String cmd , StringBuffer sb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">
            <text:p text:style-name="Table_20_Contents">7</text:p>
          </table:table-cell>
          <table:table-cell office:value-type="float" office:value="94">
            <text:p text:style-name="Table_20_Contents">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